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A00000212476CE08E51C62277.png" manifest:media-type="image/png"/>
  <manifest:file-entry manifest:full-path="Pictures/100002010000016E0000021452FC34E679EC149A.png" manifest:media-type="image/png"/>
  <manifest:file-entry manifest:full-path="Pictures/100002010000017000000219487030FA9CE59595.png" manifest:media-type="image/png"/>
  <manifest:file-entry manifest:full-path="Pictures/100002010000017300000214061D4DA66EC7239C.png" manifest:media-type="image/png"/>
  <manifest:file-entry manifest:full-path="Pictures/10000201000001710000032CDD8CB303B42CDF9B.png" manifest:media-type="image/png"/>
  <manifest:file-entry manifest:full-path="Pictures/10000201000001710000021F9CFCB9EDC1BD3A9C.png" manifest:media-type="image/png"/>
  <manifest:file-entry manifest:full-path="Pictures/100002010000017D00000213F4938C5AB93DE134.png" manifest:media-type="image/png"/>
  <manifest:file-entry manifest:full-path="Pictures/10000201000001710000021CF3D297F101D991A9.png" manifest:media-type="image/png"/>
  <manifest:file-entry manifest:full-path="Pictures/10000201000001820000021537BA2002271C7DB6.png" manifest:media-type="image/png"/>
  <manifest:file-entry manifest:full-path="Pictures/1000020100000171000002172BD85C9CE523377A.png" manifest:media-type="image/png"/>
  <manifest:file-entry manifest:full-path="Pictures/10000201000002C0000002411F4720642B28E6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ir pollu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Graz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1.737cm" svg:x="1.4cm" svg:y="0.208cm" presentation:class="title" presentation:user-transformed="true">
          <draw:text-box>
            <text:p>Traffic Data</text:p>
          </draw:text-box>
        </draw:frame>
        <draw:frame draw:style-name="gr2" draw:text-style-name="P3" draw:layer="layout" svg:width="16.98cm" svg:height="13.916cm" svg:x="5.118cm" svg:y="1.769cm">
          <draw:image xlink:href="Pictures/10000201000002C0000002411F4720642B28E6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5.42cm" svg:height="7.858cm" svg:x="0.168cm" svg:y="0cm">
          <draw:image xlink:href="Pictures/1000020100000171000002172BD85C9CE523377A.png" xlink:type="simple" xlink:show="embed" xlink:actuate="onLoad" loext:mime-type="image/png">
            <text:p/>
          </draw:image>
        </draw:frame>
        <draw:frame draw:style-name="gr3" draw:text-style-name="P3" draw:layer="layout" svg:width="5.583cm" svg:height="7.71cm" svg:x="0.105cm" svg:y="7.94cm">
          <draw:image xlink:href="Pictures/10000201000001820000021537BA2002271C7DB6.png" xlink:type="simple" xlink:show="embed" xlink:actuate="onLoad" loext:mime-type="image/png">
            <text:p/>
          </draw:image>
        </draw:frame>
        <draw:frame draw:style-name="gr3" draw:text-style-name="P3" draw:layer="layout" svg:width="5.207cm" svg:height="7.62cm" svg:x="5.986cm" svg:y="0.1cm">
          <draw:image xlink:href="Pictures/10000201000001710000021CF3D297F101D991A9.png" xlink:type="simple" xlink:show="embed" xlink:actuate="onLoad" loext:mime-type="image/png">
            <text:p/>
          </draw:image>
        </draw:frame>
        <draw:frame draw:style-name="gr3" draw:text-style-name="P3" draw:layer="layout" svg:width="5.052cm" svg:height="7.434cm" svg:x="5.87cm" svg:y="8.128cm">
          <draw:image xlink:href="Pictures/10000201000001710000021F9CFCB9EDC1BD3A9C.png" xlink:type="simple" xlink:show="embed" xlink:actuate="onLoad" loext:mime-type="image/png">
            <text:p/>
          </draw:image>
        </draw:frame>
        <draw:frame draw:style-name="gr3" draw:text-style-name="P3" draw:layer="layout" svg:width="5.442cm" svg:height="7.803cm" svg:x="11.222cm" svg:y="0.071cm">
          <draw:image xlink:href="Pictures/100002010000017300000214061D4DA66EC7239C.png" xlink:type="simple" xlink:show="embed" xlink:actuate="onLoad" loext:mime-type="image/png">
            <text:p/>
          </draw:image>
        </draw:frame>
        <draw:frame draw:style-name="gr3" draw:text-style-name="P3" draw:layer="layout" svg:width="5.103cm" svg:height="7.112cm" svg:x="11.176cm" svg:y="8.128cm">
          <draw:image xlink:href="Pictures/100002010000017D00000213F4938C5AB93DE134.png" xlink:type="simple" xlink:show="embed" xlink:actuate="onLoad" loext:mime-type="image/png">
            <text:p/>
          </draw:image>
        </draw:frame>
        <draw:frame draw:style-name="gr3" draw:text-style-name="P3" draw:layer="layout" svg:width="5.18cm" svg:height="7.558cm" svg:x="16.664cm" svg:y="0.059cm">
          <draw:image xlink:href="Pictures/100002010000017000000219487030FA9CE59595.png" xlink:type="simple" xlink:show="embed" xlink:actuate="onLoad" loext:mime-type="image/png">
            <text:p/>
          </draw:image>
        </draw:frame>
        <draw:frame draw:style-name="gr3" draw:text-style-name="P3" draw:layer="layout" svg:width="5.38cm" svg:height="7.82cm" svg:x="16.464cm" svg:y="7.93cm">
          <draw:image xlink:href="Pictures/100002010000016E0000021452FC34E679EC149A.png" xlink:type="simple" xlink:show="embed" xlink:actuate="onLoad" loext:mime-type="image/png">
            <text:p/>
          </draw:image>
        </draw:frame>
        <draw:frame draw:style-name="gr3" draw:text-style-name="P3" draw:layer="layout" svg:width="4.572cm" svg:height="6.693cm" svg:x="22.098cm" svg:y="0.098cm">
          <draw:image xlink:href="Pictures/100002010000016A00000212476CE08E51C62277.png" xlink:type="simple" xlink:show="embed" xlink:actuate="onLoad" loext:mime-type="image/png">
            <text:p/>
          </draw:image>
        </draw:frame>
        <draw:frame draw:style-name="gr3" draw:text-style-name="P3" draw:layer="layout" svg:width="4.064cm" svg:height="8.944cm" svg:x="23.622cm" svg:y="6.801cm">
          <draw:image xlink:href="Pictures/10000201000001710000032CDD8CB303B42CD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1.737cm" svg:x="1.4cm" svg:y="0.135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016cm" svg:y="3.975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4:39:37.389702772</meta:creation-date>
    <dc:date>2021-08-10T13:04:30.305853579</dc:date>
    <meta:editing-duration>PT4H24M1S</meta:editing-duration>
    <meta:editing-cycles>9</meta:editing-cycles>
    <meta:generator>LibreOffice/6.4.7.2$Linux_X86_64 LibreOffice_project/40$Build-2</meta:generator>
    <meta:document-statistic meta:object-count="47"/>
  </office:meta>
</office:document-meta>
</file>